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98f4" officeooo:paragraph-rsid="000f98f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24ae" officeooo:paragraph-rsid="001024a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7111" officeooo:paragraph-rsid="0028711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024ae" officeooo:paragraph-rsid="001024a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1232de" officeooo:paragraph-rsid="001232de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11ad49" officeooo:paragraph-rsid="0011ad4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232de" officeooo:paragraph-rsid="001232d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232de" officeooo:paragraph-rsid="00140e1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232de" officeooo:paragraph-rsid="00191db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54d85" officeooo:paragraph-rsid="00154d8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740ac" officeooo:paragraph-rsid="001740a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740ac" officeooo:paragraph-rsid="00191db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191db1" officeooo:paragraph-rsid="00191db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af6cf" officeooo:paragraph-rsid="001af6cf"/>
    </style:style>
    <style:style style:name="P15" style:family="paragraph" style:parent-style-name="Standard">
      <style:paragraph-properties fo:text-align="start" style:justify-single-word="false"/>
      <style:text-properties officeooo:paragraph-rsid="0011ad49"/>
    </style:style>
    <style:style style:name="P16" style:family="paragraph" style:parent-style-name="Standard">
      <style:paragraph-properties fo:text-align="start" style:justify-single-word="false"/>
      <style:text-properties officeooo:paragraph-rsid="00154d85"/>
    </style:style>
    <style:style style:name="P17" style:family="paragraph" style:parent-style-name="Standard">
      <style:paragraph-properties fo:text-align="start" style:justify-single-word="false"/>
      <style:text-properties officeooo:paragraph-rsid="00191db1"/>
    </style:style>
    <style:style style:name="P18" style:family="paragraph" style:parent-style-name="Standard">
      <style:paragraph-properties fo:text-align="start" style:justify-single-word="false"/>
      <style:text-properties officeooo:paragraph-rsid="001af6cf"/>
    </style:style>
    <style:style style:name="P19" style:family="paragraph" style:parent-style-name="Standard">
      <style:paragraph-properties fo:text-align="start" style:justify-single-word="false"/>
      <style:text-properties officeooo:paragraph-rsid="001e6ddf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f6cf" officeooo:paragraph-rsid="001af6cf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6ddf" officeooo:paragraph-rsid="001e6ddf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a7dc" officeooo:paragraph-rsid="001ba7dc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0f98f4" officeooo:paragraph-rsid="000f98f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rsid="001af6cf" officeooo:paragraph-rsid="001af6cf"/>
    </style:style>
    <style:style style:name="P25" style:family="paragraph" style:parent-style-name="Standard">
      <style:paragraph-properties fo:text-align="start" style:justify-single-word="false"/>
      <style:text-properties officeooo:rsid="001ba7dc" officeooo:paragraph-rsid="001ba7dc"/>
    </style:style>
    <style:style style:name="P26" style:family="paragraph" style:parent-style-name="Standard">
      <style:paragraph-properties fo:text-align="start" style:justify-single-word="false"/>
      <style:text-properties officeooo:rsid="001cb2f0" officeooo:paragraph-rsid="001cb2f0"/>
    </style:style>
    <style:style style:name="P27" style:family="paragraph" style:parent-style-name="Standard">
      <style:paragraph-properties fo:text-align="start" style:justify-single-word="false"/>
      <style:text-properties style:text-position="0% 100%" style:text-underline-style="none" officeooo:rsid="001cb2f0" officeooo:paragraph-rsid="001cb2f0"/>
    </style:style>
    <style:style style:name="P28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1cb2f0" officeooo:paragraph-rsid="001cb2f0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1024ae" officeooo:paragraph-rsid="001024a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11ad49" officeooo:paragraph-rsid="0011ad4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solid" style:text-underline-width="auto" style:text-underline-color="font-color" fo:font-weight="normal" officeooo:rsid="001024ae" officeooo:paragraph-rsid="001024a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italic" style:text-underline-style="none" fo:font-weight="normal" officeooo:rsid="001232de" officeooo:paragraph-rsid="001232de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italic" style:text-underline-style="none" fo:font-weight="normal" officeooo:rsid="001232de" officeooo:paragraph-rsid="0011ad49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232de" officeooo:paragraph-rsid="001232d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232de" officeooo:paragraph-rsid="00140e1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40e1c" officeooo:paragraph-rsid="001232d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54d85" officeooo:paragraph-rsid="00154d8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54d85" officeooo:paragraph-rsid="00191db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740ac" officeooo:paragraph-rsid="001232d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740ac" officeooo:paragraph-rsid="001740ac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91db1" officeooo:paragraph-rsid="00191db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af6cf" officeooo:paragraph-rsid="001af6c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ba7dc" officeooo:paragraph-rsid="001ba7d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cb2f0" officeooo:paragraph-rsid="001ba7d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cb2f0" officeooo:paragraph-rsid="001cb2f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e6ddf" officeooo:paragraph-rsid="001cb2f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e6ddf" officeooo:paragraph-rsid="001e6dd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296b66" officeooo:paragraph-rsid="00296b66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29a7f7" officeooo:paragraph-rsid="0029a7f7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solid" style:text-underline-width="auto" style:text-underline-color="font-color" fo:font-weight="normal" officeooo:rsid="001e6ddf" officeooo:paragraph-rsid="001e6dd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solid" style:text-underline-width="auto" style:text-underline-color="font-color" fo:font-weight="normal" officeooo:rsid="001ba7dc" officeooo:paragraph-rsid="001ba7d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super 58%" style:font-name="Liberation Serif1" fo:font-size="14pt" fo:font-style="normal" style:text-underline-style="none" fo:font-weight="normal" officeooo:rsid="001740ac" officeooo:paragraph-rsid="001740ac" style:font-style-asian="normal" style:font-weight-asian="normal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officeooo:rsid="001cb2f0" officeooo:paragraph-rsid="001cb2f0"/>
    </style:style>
    <style:style style:name="P54" style:family="paragraph" style:parent-style-name="Table_20_Contents">
      <style:paragraph-properties fo:text-align="center" style:justify-single-word="false"/>
      <style:text-properties officeooo:rsid="001cb2f0" officeooo:paragraph-rsid="001cb2f0"/>
    </style:style>
    <style:style style:name="P55" style:family="paragraph" style:parent-style-name="Table_20_Contents">
      <style:paragraph-properties fo:text-align="start" style:justify-single-word="false"/>
      <style:text-properties style:text-position="0% 100%" officeooo:rsid="001cb2f0" officeooo:paragraph-rsid="001cb2f0"/>
    </style:style>
    <style:style style:name="P5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position="0% 100%" style:font-name="Liberation Serif1" fo:font-size="14pt" fo:font-style="italic" style:text-underline-style="none" fo:font-weight="normal" officeooo:rsid="001232de" officeooo:paragraph-rsid="0011ad49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position="0% 100%" style:font-name="Liberation Serif1" fo:font-size="14pt" fo:font-style="normal" style:text-underline-style="none" fo:font-weight="normal" officeooo:rsid="00154d85" officeooo:paragraph-rsid="00154d85" style:font-style-asian="normal" style:font-weight-asian="normal" style:font-style-complex="normal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f98f4" officeooo:paragraph-rsid="000f98f4" style:font-weight-asian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officeooo:rsid="001ba7dc" officeooo:paragraph-rsid="001ba7dc"/>
    </style:style>
    <style:style style:name="P60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ba7dc" officeooo:paragraph-rsid="001ba7dc" style:font-style-asian="normal" style:font-weight-asian="normal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e6ddf" officeooo:paragraph-rsid="001e6ddf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1e6ddf" officeooo:paragraph-rsid="001e6ddf" style:font-style-asian="normal" style:font-weight-asian="normal" style:font-style-complex="normal" style:font-weight-complex="normal"/>
    </style:style>
    <style:style style:name="P63" style:family="paragraph">
      <loext:graphic-properties draw:fill="none" draw:fill-color="#ffffff"/>
    </style:style>
    <style:style style:name="T1" style:family="text">
      <style:text-properties style:text-underline-style="none"/>
    </style:style>
    <style:style style:name="T2" style:family="text">
      <style:text-properties style:font-name="Liberation Serif1" style:text-underline-style="none"/>
    </style:style>
    <style:style style:name="T3" style:family="text">
      <style:text-properties style:font-name="Liberation Serif1" fo:font-size="14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ize="14pt" fo:font-style="normal" fo:font-weight="normal" officeooo:rsid="001e6ddf" style:font-style-asian="normal" style:font-weight-asian="normal" style:font-style-complex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Liberation Serif1" style:text-underline-style="none"/>
    </style:style>
    <style:style style:name="T7" style:family="text">
      <style:text-properties style:text-position="super 58%" style:font-name="Liberation Serif1" style:text-underline-style="none" officeooo:rsid="00154d85"/>
    </style:style>
    <style:style style:name="T8" style:family="text">
      <style:text-properties style:text-position="super 58%" style:font-name="Liberation Serif1" style:text-underline-style="none" officeooo:rsid="001740ac"/>
    </style:style>
    <style:style style:name="T9" style:family="text">
      <style:text-properties style:text-position="super 58%" style:font-name="Liberation Serif1"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style:font-name="Liberation Serif1"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Liberation Serif1"/>
    </style:style>
    <style:style style:name="T13" style:family="text">
      <style:text-properties style:text-position="0% 100%" style:font-name="Liberation Serif1" style:text-underline-style="none"/>
    </style:style>
    <style:style style:name="T14" style:family="text">
      <style:text-properties style:text-position="0% 100%" style:font-name="Liberation Serif1" style:text-underline-style="none" officeooo:rsid="001232de"/>
    </style:style>
    <style:style style:name="T15" style:family="text">
      <style:text-properties style:text-position="0% 100%" style:font-name="Liberation Serif1" style:text-underline-style="none" officeooo:rsid="00140e1c"/>
    </style:style>
    <style:style style:name="T16" style:family="text">
      <style:text-properties style:text-position="0% 100%" style:font-name="Liberation Serif1" style:text-underline-style="none" officeooo:rsid="00154d85"/>
    </style:style>
    <style:style style:name="T17" style:family="text">
      <style:text-properties style:text-position="0% 100%" style:font-name="Liberation Serif1" style:text-underline-style="none" officeooo:rsid="001740ac"/>
    </style:style>
    <style:style style:name="T18" style:family="text">
      <style:text-properties style:text-position="0% 100%" style:font-name="Liberation Serif1" style:text-underline-style="none" officeooo:rsid="00191db1"/>
    </style:style>
    <style:style style:name="T19" style:family="text">
      <style:text-properties style:text-position="0% 100%" style:font-name="Liberation Serif1" fo:font-size="14pt" style:text-underline-style="none" fo:font-weight="normal" officeooo:rsid="001024ae" style:font-weight-asian="normal" style:font-weight-complex="normal"/>
    </style:style>
    <style:style style:name="T20" style:family="text">
      <style:text-properties style:text-position="0% 100%" style:font-name="Liberation Serif1" fo:font-size="14pt" style:text-underline-style="none" fo:font-weight="normal" officeooo:rsid="001fe986" style:font-weight-asian="normal" style:font-weight-complex="normal"/>
    </style:style>
    <style:style style:name="T21" style:family="text">
      <style:text-properties style:text-position="0% 100%" style:font-name="Liberation Serif1"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0% 100%" style:font-name="Liberation Serif1" fo:font-size="14pt" fo:font-style="normal" style:text-underline-style="none" fo:font-weight="normal" officeooo:rsid="00154d85" style:font-style-asian="normal" style:font-weight-asian="normal" style:font-style-complex="normal" style:font-weight-complex="normal"/>
    </style:style>
    <style:style style:name="T23" style:family="text">
      <style:text-properties style:text-position="0% 100%" style:font-name="Liberation Serif1" fo:font-size="14pt" fo:font-style="normal" style:text-underline-style="none" fo:font-weight="normal" officeooo:rsid="00191db1" style:font-style-asian="normal" style:font-weight-asian="normal" style:font-style-complex="normal" style:font-weight-complex="normal"/>
    </style:style>
    <style:style style:name="T24" style:family="text">
      <style:text-properties style:text-position="0% 100%" style:font-name="Liberation Serif1" fo:font-size="14pt" fo:font-style="normal" style:text-underline-style="none" fo:font-weight="normal" officeooo:rsid="001af6cf" style:font-style-asian="normal" style:font-weight-asian="normal" style:font-style-complex="normal" style:font-weight-complex="normal"/>
    </style:style>
    <style:style style:name="T25" style:family="text">
      <style:text-properties style:text-position="0% 100%" style:font-name="Liberation Serif1" fo:font-size="14pt" fo:font-style="normal" style:text-underline-style="none" fo:font-weight="normal" officeooo:rsid="001ba7dc" style:font-style-asian="normal" style:font-weight-asian="normal" style:font-style-complex="normal" style:font-weight-complex="normal"/>
    </style:style>
    <style:style style:name="T26" style:family="text">
      <style:text-properties style:text-position="0% 100%" style:font-name="Liberation Serif1" fo:font-size="14pt" fo:font-style="normal" style:text-underline-style="none" fo:font-weight="normal" officeooo:rsid="001cb2f0" style:font-style-asian="normal" style:font-weight-asian="normal" style:font-style-complex="normal" style:font-weight-complex="normal"/>
    </style:style>
    <style:style style:name="T27" style:family="text">
      <style:text-properties style:text-position="0% 100%" style:font-name="Liberation Serif1" fo:font-size="14pt" fo:font-style="normal" style:text-underline-style="none" fo:font-weight="normal" officeooo:rsid="001e6ddf" style:font-style-asian="normal" style:font-weight-asian="normal" style:font-style-complex="normal" style:font-weight-complex="normal"/>
    </style:style>
    <style:style style:name="T28" style:family="text">
      <style:text-properties style:text-position="0% 100%" style:font-name="Liberation Serif1" fo:font-size="14pt" fo:font-style="normal" style:text-underline-style="none" fo:font-weight="normal" officeooo:rsid="001fe986" style:font-style-asian="normal" style:font-weight-asian="normal" style:font-style-complex="normal" style:font-weight-complex="normal"/>
    </style:style>
    <style:style style:name="T29" style:family="text">
      <style:text-properties style:text-position="0% 100%" style:font-name="Liberation Serif1" fo:font-size="14pt" fo:font-style="normal" style:text-underline-style="none" fo:font-weight="normal" officeooo:rsid="00217022" style:font-style-asian="normal" style:font-weight-asian="normal" style:font-style-complex="normal" style:font-weight-complex="normal"/>
    </style:style>
    <style:style style:name="T30" style:family="text">
      <style:text-properties style:text-position="0% 100%" style:font-name="Liberation Serif1" fo:font-size="14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Liberation Serif1" fo:font-size="14pt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0% 100%" style:font-name="Liberation Serif1" fo:font-size="14pt"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style:text-position="0% 100%" style:font-name="Liberation Serif1" fo:font-style="italic" style:text-underline-style="none" style:font-style-asian="italic" style:font-style-complex="italic"/>
    </style:style>
    <style:style style:name="T34" style:family="text">
      <style:text-properties style:text-position="0% 100%" style:font-name="Liberation Serif1" officeooo:rsid="001e915d"/>
    </style:style>
    <style:style style:name="T35" style:family="text">
      <style:text-properties style:text-position="0% 100%" officeooo:rsid="001e6ddf"/>
    </style:style>
    <style:style style:name="T36" style:family="text">
      <style:text-properties style:text-position="sub 58%" style:font-name="Liberation Serif1" style:text-underline-style="none"/>
    </style:style>
    <style:style style:name="T37" style:family="text">
      <style:text-properties style:text-position="sub 58%" style:font-name="Liberation Serif1"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sub 58%" style:font-name="Liberation Serif1" fo:font-size="14pt" fo:font-style="normal" style:text-underline-style="none" fo:font-weight="normal" officeooo:rsid="00191db1" style:font-style-asian="normal" style:font-weight-asian="normal" style:font-style-complex="normal" style:font-weight-complex="normal"/>
    </style:style>
    <style:style style:name="T39" style:family="text">
      <style:text-properties style:text-position="sub 58%" style:font-name="Liberation Serif1" fo:font-size="14pt" fo:font-style="normal" style:text-underline-style="none" fo:font-weight="normal" officeooo:rsid="001e6ddf" style:font-style-asian="normal" style:font-weight-asian="normal" style:font-style-complex="normal" style:font-weight-complex="normal"/>
    </style:style>
    <style:style style:name="T40" style:family="text">
      <style:text-properties style:text-position="sub 58%" style:font-name="Liberation Serif1" fo:font-size="14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1" style:family="text">
      <style:text-properties style:text-position="sub 58%" style:font-name="Liberation Serif1" fo:font-size="14pt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sub 58%" officeooo:rsid="001e6ddf"/>
    </style:style>
    <style:style style:name="T43" style:family="text">
      <style:text-properties fo:font-size="14pt" style:text-underline-style="none" fo:font-weight="normal" officeooo:rsid="001024ae" style:font-weight-asian="normal" style:font-weight-complex="normal"/>
    </style:style>
    <style:style style:name="T44" style:family="text">
      <style:text-properties officeooo:rsid="00287111"/>
    </style:style>
    <style:style style:name="T45" style:family="text">
      <style:text-properties officeooo:rsid="002952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dash" draw:stroke-dash="Ultrafine_20_Dashed" svg:stroke-color="#000000" draw:fill="none" draw:fill-color="#ffffff" fo:min-height="4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44"><text:tab/>­</text:span>La normalisation</text:p>
      <text:p text:style-name="P23"/>
      <text:p text:style-name="P1">Soit le schéma relationnel suivant : </text:p>
      <text:p text:style-name="P1"><text:tab/>Emprunt_amis(n°DVD, Nom, Prénom, Contact, TitreDVD, DateEmprunt)</text:p>
      <text:p text:style-name="P3">­</text:p>
      <text:p text:style-name="P1">→ Anomalie de mise à jour</text:p>
      <text:p text:style-name="P1">→ Anomalie d’insertion</text:p>
      <text:p text:style-name="P1">→ Anomalie de suppression</text:p>
      <text:p text:style-name="P1"/>
      <text:p text:style-name="P1">Normalisation : </text:p>
      <text:list xml:id="list1745763743" text:style-name="L1">
        <text:list-item>
          <text:p text:style-name="P58">Objectif : supprimer les anomalies précédentes</text:p>
        </text:list-item>
        <text:list-item>
          <text:p text:style-name="P58">Élimination des redondances</text:p>
        </text:list-item>
      </text:list>
      <text:p text:style-name="P1"/>
      <text:p text:style-name="P1">Normaliser c’est décomposer une relation comprenant des anomalies en plusieurs sous relations sans anomalies.</text:p>
      <text:p text:style-name="P2">La normalisation est un outil théorique de vérification.</text:p>
      <text:p text:style-name="P2">Elle repose sur les liens sémantiques entre attributs (les dépendances fonctionnelles)</text:p>
      <text:p text:style-name="P2"/>
      <text:p text:style-name="P4">Définition<text:span text:style-name="T1"> : Soit R une relation X et Y 2 sous ensembles d’attributs de R.</text:span></text:p>
      <text:p text:style-name="P2"><text:tab/><text:tab/>Y dépend fonctionnellement de X ou X détermine fonctionnellement</text:p>
      <text:p text:style-name="P17"><text:span text:style-name="T43"><text:tab/><text:tab/>Y ssi </text:span><text:span text:style-name="T1">∀</text:span><text:span text:style-name="T43"> r extension de R, ∀ t1t2 t-uple de r on a </text:span></text:p>
      <text:p text:style-name="P2"/>
      <text:p text:style-name="P4"><text:span text:style-name="T1"><text:tab/><text:tab/></text:span><text:span text:style-name="T2">π</text:span><text:span text:style-name="T36">x</text:span><text:span text:style-name="T13">(t1) = π</text:span><text:span text:style-name="T36">x</text:span><text:span text:style-name="T13">(t2) =&gt; π</text:span><text:span text:style-name="T36">y</text:span><text:span text:style-name="T13">(t1) = π</text:span><text:span text:style-name="T36">y</text:span><text:span text:style-name="T13">(t2)</text:span></text:p>
      <text:p text:style-name="P29"/>
      <text:p text:style-name="P29"><text:tab/><text:tab/>On note X→Y.</text:p>
      <text:p text:style-name="P29"/>
      <text:p text:style-name="P29">Exemple : </text:p>
      <text:p text:style-name="P29">- Le salaire dépend du diplôme</text:p>
      <text:p text:style-name="P29">- Le montant du constat d’assurance dépend du malus</text:p>
      <text:p text:style-name="P29">- Le numéro INSEE d’une personne détermine son nom son prénom et son âge etc.</text:p>
      <text:p text:style-name="P29"/>
      <text:p text:style-name="P31">Propriété des dépendances fonctionnelles : </text:p>
      <text:p text:style-name="P29"/>
      <text:p text:style-name="P4"><text:span text:style-name="T13"><text:tab/></text:span><text:span text:style-name="T12">Règles d’A</text:span><text:span text:style-name="T34">r</text:span><text:span text:style-name="T12">mstrong : </text:span></text:p>
      <text:p text:style-name="P29"><text:tab/><text:tab/>Soient X Y et Z des groupes d’attributs de R.</text:p>
      <text:p text:style-name="P29"/>
      <text:p text:style-name="P15"><text:span text:style-name="T19"><text:tab/><text:tab/>- Réflexivité : <text:tab/>Si Y </text:span><text:span text:style-name="T13">⊆</text:span><text:span text:style-name="T19"> X alors X → Y<text:tab/><text:tab/></text:span><text:span text:style-name="T20">(Ex: AB→B </text:span><text:span text:style-name="T28">|</text:span><text:span text:style-name="T29">|</text:span><text:span text:style-name="T20"> B→B)</text:span></text:p>
      <text:p text:style-name="P29"><text:tab/><text:tab/>- Augmentation : <text:tab/>Si X → Y alors XZ → YZ<text:tab/></text:p>
      <text:p text:style-name="P29"><text:tab/><text:tab/>- Transitivité : <text:tab/>Si X→Y et Y→Z alors X→Z</text:p>
      <text:p text:style-name="P29"/>
      <text:p text:style-name="P4"><text:span text:style-name="T13"><text:tab/></text:span><text:span text:style-name="T12">Propriétés dérivées </text:span><text:span text:style-name="T13">: </text:span></text:p>
      <text:p text:style-name="P29"><text:tab/><text:tab/>Soient X Y Z et W 4 groupes d’att. de R</text:p>
      <text:p text:style-name="P29"/>
      <text:p text:style-name="P29"><text:tab/><text:tab/>- Union :<text:tab/><text:tab/><text:tab/>Si X→Y et X→Z alors X→YZ</text:p>
      <text:p text:style-name="P29"><text:soft-page-break/><text:tab/><text:tab/>- Décomposition :<text:tab/><text:tab/>Si X→YZ alors X→Y et X→Z</text:p>
      <text:p text:style-name="P29"><text:tab/><text:tab/>- Pseudo-transitivité :<text:tab/>Si X→Y et W,Y→Z aors WX→Z</text:p>
      <text:p text:style-name="P29"/>
      <text:p text:style-name="P29"/>
      <text:p text:style-name="P30">Exo 1 : </text:p>
      <text:p text:style-name="P30"><text:tab/>Soit R(ABCDE)</text:p>
      <text:p text:style-name="P30"><text:tab/><text:tab/>A→B</text:p>
      <text:p text:style-name="P30"><text:tab/><text:tab/>D→E </text:p>
      <text:p text:style-name="P30"><text:tab/>Montrez que AD→BE</text:p>
      <text:p text:style-name="P32"/>
      <text:p text:style-name="P5"><text:span text:style-name="T13"><text:tab/><text:tab/><text:tab/>Par augmentation<text:tab/> <text:s text:c="3"/>→ </text:span><text:span text:style-name="T15"><text:s text:c="2"/></text:span><text:span text:style-name="T13">Par transitivité</text:span></text:p>
      <text:p text:style-name="P32"><text:tab/>A→B <text:tab/><text:tab/>AD → BD<text:tab/><text:tab/><text:tab/>| AD→BE <text:tab/></text:p>
      <text:p text:style-name="P32"><text:tab/>D→E<text:tab/><text:tab/>BD → BE<text:tab/><text:tab/> <text:tab/>|</text:p>
      <text:p text:style-name="P30"/>
      <text:p text:style-name="P30">Exo 2 :</text:p>
      <text:p text:style-name="P30"><text:tab/>Soit R(ABCDEF)</text:p>
      <text:p text:style-name="P30"><text:tab/><text:tab/>A→BC</text:p>
      <text:p text:style-name="P30"><text:tab/><text:tab/>B→E</text:p>
      <text:p text:style-name="P30"><text:tab/><text:tab/>CD→EF</text:p>
      <text:p text:style-name="P30"><text:tab/>Montrez que AD→E</text:p>
      <text:p text:style-name="P30"/>
      <text:p text:style-name="P6"><text:span text:style-name="T13"><text:tab/><text:tab/><text:tab/></text:span><text:span text:style-name="T14">Par augmentation<text:tab/> <text:s text:c="3"/>→</text:span><text:span text:style-name="T15"> <text:s text:c="2"/></text:span><text:span text:style-name="T14">Par transitivité</text:span></text:p>
      <text:p text:style-name="P33"><text:tab/>A→BC<text:tab/>AD→BCD<text:tab/><text:tab/><text:tab/>|</text:p>
      <text:p text:style-name="P32"><text:tab/>B→E<text:tab/><text:tab/><text:tab/><text:tab/><text:tab/><text:tab/>| AD→BEF<text:tab/><text:tab/>AD→E </text:p>
      <text:p text:style-name="P56"><text:tab/>CD→EF <text:tab/>BCD→BEF <text:tab/><text:tab/>|</text:p>
      <text:p text:style-name="P33"/>
      <text:p text:style-name="P7"><text:span text:style-name="T13">Fermeture d’un ensemble de DF </text:span><text:span text:style-name="T16">(Dépendance Fonctionnelle)</text:span></text:p>
      <text:p text:style-name="P34"/>
      <text:p text:style-name="P7"><text:span text:style-name="T13"><text:tab/></text:span><text:span text:style-name="T12">Définition :</text:span></text:p>
      <text:p text:style-name="P35"><text:tab/><text:tab/>L’ensemble de toutes les DF qui peuvent être déduites d’un ensemble </text:p>
      <text:p text:style-name="P8"><text:span text:style-name="T13"><text:tab/><text:tab/>DF S de départ est appelé </text:span><text:span text:style-name="T33">fermeture de S</text:span><text:span text:style-name="T13"> et est noté S</text:span><text:span text:style-name="T6">+</text:span><text:span text:style-name="T13">.</text:span></text:p>
      <text:p text:style-name="P34"/>
      <text:p text:style-name="P7"><text:span text:style-name="T13"><text:tab/>Comment et pourquoi calculer S</text:span><text:span text:style-name="T6">+</text:span><text:span text:style-name="T13"> ?</text:span></text:p>
      <text:p text:style-name="P34"><text:tab/><text:tab/>→ Avec les règles d’Amstrong, cela représente toutes les contraintes</text:p>
      <text:p text:style-name="P34"><text:tab/><text:tab/>que le SGBD doit tester.</text:p>
      <text:p text:style-name="P34"/>
      <text:p text:style-name="P7"><text:span text:style-name="T13"><text:tab/></text:span><text:span text:style-name="T15">Pourquoi calculer la fermeture d’un ensemble de DF ?</text:span></text:p>
      <text:p text:style-name="P36"><text:tab/>C’est le moyen de déterminer si deux ensembles de DF sont équivalents.</text:p>
      <text:p text:style-name="P36"/>
      <text:p text:style-name="P10"><text:span text:style-name="T15"><text:tab/></text:span><text:span text:style-name="T13">On calcule la fermeture à partir d’un ensemble de DF de départ qu’on enrichit <text:tab/>par transitivité et augmentation </text:span></text:p>
      <text:p text:style-name="P37"/>
      <text:p text:style-name="P37"><text:tab/>→ Calcul fastidieux</text:p>
      <text:p text:style-name="P37"/>
      <text:p text:style-name="P37">Fermeture d’un attribut </text:p>
      <text:p text:style-name="P37"><text:soft-page-break/><text:tab/></text:p>
      <text:p text:style-name="P37"><text:tab/>Savoir si une DF X→Y appartient à la fermeture de S, ensemble de DF de</text:p>
      <text:p text:style-name="P10"><text:span text:style-name="T13"><text:tab/>départ. On calcule la fermeture de X noté X</text:span><text:span text:style-name="T6">+</text:span><text:span text:style-name="T13">.</text:span></text:p>
      <text:p text:style-name="P37"><text:tab/>On utilise l’algorithme de saturation.</text:p>
      <text:p text:style-name="P37"/>
      <text:p text:style-name="P37">Algorithme de Saturation : </text:p>
      <text:p text:style-name="P37"><text:tab/>Données :<text:tab/>X : un groupe d’attributs</text:p>
      <text:p text:style-name="P37"><text:tab/><text:tab/><text:tab/>S : ens. de DF de départ</text:p>
      <text:p text:style-name="P10"><text:span text:style-name="T13"><text:tab/>Sortie : <text:tab/>X</text:span><text:span text:style-name="T6">+</text:span><text:span text:style-name="T13"> : la fermeture de X</text:span></text:p>
      <text:p text:style-name="P37"/>
      <text:p text:style-name="P37"><text:tab/>Res ← X</text:p>
      <text:p text:style-name="P37"><text:tab/>TantQue Res evolue</text:p>
      <text:p text:style-name="P37"><text:tab/><text:tab/>Pour chaque DF Y→Z de S</text:p>
      <text:p text:style-name="P16"><text:span text:style-name="T22"><text:tab/><text:tab/><text:tab/>Si Y </text:span><text:span text:style-name="T13">∈</text:span><text:span text:style-name="T22"> Res</text:span></text:p>
      <text:p text:style-name="P37"><text:tab/><text:tab/><text:tab/><text:tab/>Res ← Res U {Z}</text:p>
      <text:p text:style-name="P57"/>
      <text:p text:style-name="P37"/>
      <text:p text:style-name="P37"><text:tab/>Exemple : </text:p>
      <text:p text:style-name="P37"><text:tab/><text:tab/>R(ABCDEFG)</text:p>
      <text:p text:style-name="P37"><text:tab/><text:tab/>A→BC <text:tab/></text:p>
      <text:p text:style-name="P37"><text:tab/><text:tab/>C→D<text:tab/><text:tab/><text:tab/></text:p>
      <text:p text:style-name="P37"><text:tab/><text:tab/>D→E<text:tab/><text:tab/><text:tab/></text:p>
      <text:p text:style-name="P37"><text:tab/><text:tab/>F→G<text:tab/><text:tab/></text:p>
      <text:p text:style-name="P37"><text:tab/><text:tab/>AD→G</text:p>
      <text:p text:style-name="P37"><text:tab/><text:tab/>AC→E<text:tab/></text:p>
      <text:p text:style-name="P37"/>
      <text:p text:style-name="P7"><text:span text:style-name="T13"><text:tab/></text:span><text:span text:style-name="T16">On veut A</text:span><text:span text:style-name="T7">+ <text:s text:c="2"/></text:span><text:span text:style-name="T16">D</text:span><text:span text:style-name="T7">+ <text:s text:c="2"/></text:span><text:span text:style-name="T16">F</text:span><text:span text:style-name="T7">+</text:span><text:span text:style-name="T16">.</text:span></text:p>
      <text:p text:style-name="P7"><text:span text:style-name="T16"><text:tab/></text:span><text:span text:style-name="T17">A</text:span><text:span text:style-name="T8">+</text:span><text:span text:style-name="T17"> : {A, BC, D, E, G}</text:span></text:p>
      <text:p text:style-name="P7"><text:span text:style-name="T17"><text:tab/>D</text:span><text:span text:style-name="T8">+</text:span><text:span text:style-name="T17"> : {D, E}</text:span></text:p>
      <text:p text:style-name="P9"><text:span text:style-name="T17"><text:tab/>F</text:span><text:span text:style-name="T8">+</text:span><text:span text:style-name="T17"> : {F, G}</text:span></text:p>
      <text:p text:style-name="P9"><text:span text:style-name="T17"><text:tab/>AF</text:span><text:span text:style-name="T8">+</text:span><text:span text:style-name="T17"> : {AF, BC, D, E, G}</text:span></text:p>
      <text:p text:style-name="P38">-------------------------------------------------------------------------------------------------------</text:p>
      <text:p text:style-name="P39"/>
      <text:p text:style-name="P11"><text:span text:style-name="T13">Pour un ensemble S de DF, une DF X→Y appartient à S</text:span><text:span text:style-name="T6">+</text:span><text:span text:style-name="T13"> ssi est un sous ensemble de de X</text:span><text:span text:style-name="T6">+</text:span></text:p>
      <text:p text:style-name="P52"/>
      <text:p text:style-name="P11"><text:span text:style-name="T13">&gt; Il est facile d’en déduire une méthode pour calculer S</text:span><text:span text:style-name="T6">+</text:span><text:span text:style-name="T13">. Soit R une relation de schéma (A</text:span><text:span text:style-name="T36">1</text:span><text:span text:style-name="T13">,…, A</text:span><text:span text:style-name="T36">n</text:span><text:span text:style-name="T13">) avec S un ens de DF, on calcule la fermeture de tout groupe d’attribut X de l’ensemble des parties de (A</text:span><text:span text:style-name="T36">1</text:span><text:span text:style-name="T13">,…, A</text:span><text:span text:style-name="T36">n</text:span><text:span text:style-name="T13">)</text:span></text:p>
      <text:p text:style-name="P40"/>
      <text:p text:style-name="P40">⇒ Fastidieux ! </text:p>
      <text:p text:style-name="P40"/>
      <text:p text:style-name="P40">A B C D E </text:p>
      <text:p text:style-name="P40"/>
      <text:p text:style-name="P40">{A} {B} {C} {D} {E}</text:p>
      <text:p text:style-name="P40"><text:soft-page-break/>{AB} {AC} {AD} {AE}</text:p>
      <text:p text:style-name="P12"><text:span text:style-name="T13">{BC}{BD}{BE}{CD}{</text:span><text:span text:style-name="T18">CE</text:span><text:span text:style-name="T13">}{</text:span><text:span text:style-name="T18">DE</text:span><text:span text:style-name="T13">}</text:span></text:p>
      <text:p text:style-name="P12"><text:span text:style-name="T13">{</text:span><text:span text:style-name="T18">ABC</text:span><text:span text:style-name="T13">}{</text:span><text:span text:style-name="T18">ABD</text:span><text:span text:style-name="T13">}{</text:span><text:span text:style-name="T18">ABE</text:span><text:span text:style-name="T13">}{</text:span><text:span text:style-name="T18">ACD</text:span><text:span text:style-name="T13">}{</text:span><text:span text:style-name="T18">ACE</text:span><text:span text:style-name="T13">}{</text:span><text:span text:style-name="T18">ADE</text:span><text:span text:style-name="T13">}{</text:span><text:span text:style-name="T18">BCD</text:span><text:span text:style-name="T13">}{</text:span><text:span text:style-name="T18">BCE</text:span><text:span text:style-name="T13">}{</text:span><text:span text:style-name="T18">BDE</text:span><text:span text:style-name="T13">}{</text:span><text:span text:style-name="T18">CDE</text:span><text:span text:style-name="T13">}</text:span></text:p>
      <text:p text:style-name="P12"><text:span text:style-name="T13">{</text:span><text:span text:style-name="T18">ABCD</text:span><text:span text:style-name="T13">}{</text:span><text:span text:style-name="T18">ABDE</text:span><text:span text:style-name="T13">}{</text:span><text:span text:style-name="T18">ACDE</text:span><text:span text:style-name="T13">}{</text:span><text:span text:style-name="T18">ABCE</text:span><text:span text:style-name="T13">}{</text:span><text:span text:style-name="T18">BCDE</text:span><text:span text:style-name="T13">}</text:span></text:p>
      <text:p text:style-name="P12"><text:span text:style-name="T13">{</text:span><text:span text:style-name="T18">ABCDE}</text:span></text:p>
      <text:p text:style-name="P41"/>
      <text:p text:style-name="P41"/>
      <text:p text:style-name="P41"/>
      <text:p text:style-name="P41">Retour sur la notion de clé : </text:p>
      <text:p text:style-name="P41"/>
      <text:p text:style-name="P13"><text:span text:style-name="T13"><text:tab/></text:span><text:span text:style-name="T12">Définition</text:span><text:span text:style-name="T13"> : </text:span></text:p>
      <text:p text:style-name="P13"><text:span text:style-name="T13"><text:tab/>Une clé candidate d’une relation R(A</text:span><text:span text:style-name="T36">1 </text:span><text:span text:style-name="T13">, … , <text:s/>A</text:span><text:span text:style-name="T36">n</text:span><text:span text:style-name="T13">) est un groupe d’attributs X</text:span></text:p>
      <text:p text:style-name="P41"><text:tab/>tel que :</text:p>
      <text:p text:style-name="P13"><text:span text:style-name="T13"><text:tab/><text:tab/>- Unicité<text:tab/><text:tab/>X→A</text:span><text:span text:style-name="T36">1 </text:span><text:span text:style-name="T13">… A</text:span><text:span text:style-name="T36">n</text:span></text:p>
      <text:p text:style-name="P17"><text:span text:style-name="T23"><text:tab/><text:tab/>- Irréductible <text:tab/>∀ X’ ⊂ X <text:s/>X’ =/=&gt; A</text:span><text:span text:style-name="T38">1 </text:span><text:span text:style-name="T23">, … , <text:s/>A</text:span><text:span text:style-name="T38">n</text:span></text:p>
      <text:p text:style-name="P41"/>
      <text:p text:style-name="P24"><text:span text:style-name="T23">C</text:span><text:span text:style-name="T21">ouverture irrédondante </text:span></text:p>
      <text:p text:style-name="P42"/>
      <text:p text:style-name="P14"><text:span text:style-name="T31"><text:tab/></text:span><text:span text:style-name="T30">Définition</text:span><text:span text:style-name="T31"> : </text:span></text:p>
      <text:p text:style-name="P42"><text:tab/>2 ens de DF sont dits équivalents ssi ils ont la même fermeture parmi l’en des</text:p>
      <text:p text:style-name="P42"><text:tab/>DS d’un ens de DF initial. Certaines sont redondantes, d’autre découlent</text:p>
      <text:p text:style-name="P42"><text:tab/>de celles qui sont exprimées.</text:p>
      <text:p text:style-name="P42"/>
      <text:p text:style-name="P14"><text:span text:style-name="T31"><text:tab/></text:span><text:span text:style-name="T30">Objectif</text:span><text:span text:style-name="T31">: </text:span></text:p>
      <text:p text:style-name="P42"><text:tab/>Construire un ens de DF équivalent à l’ens des DF initial en ne conservant que</text:p>
      <text:p text:style-name="P42"><text:tab/>les DF les plus pertinents.</text:p>
      <text:p text:style-name="P42"/>
      <text:p text:style-name="P42"><text:tab/>A partir de cet ensemble, on pourra générer toutes les DF.</text:p>
      <text:p text:style-name="P42"/>
      <text:p text:style-name="P42">Soit R une relation S un ens de DF</text:p>
      <text:p text:style-name="P20"><text:span text:style-name="T31">But</text:span><text:span text:style-name="T21"> : isoler les DF les plus pertinents.</text:span></text:p>
      <text:p text:style-name="P20"><text:span text:style-name="T31">Définition</text:span><text:span text:style-name="T21"> : </text:span></text:p>
      <text:p text:style-name="P42"><text:tab/>Une DF est dite élémentaire si elle est de la forme X→A où A est un att unique</text:p>
      <text:p text:style-name="P42"><text:tab/>et X un groupe d’att et </text:p>
      <text:p text:style-name="P18"><text:span text:style-name="T24"><text:tab/>- A </text:span><text:span text:style-name="T21">∉</text:span><text:span text:style-name="T24"> X</text:span></text:p>
      <text:p text:style-name="P18"><text:span text:style-name="T24"><text:tab/>- !∃ X’ </text:span><text:span text:style-name="T23">⊂ </text:span><text:span text:style-name="T24">X|X’ → A</text:span></text:p>
      <text:p text:style-name="P42"/>
      <text:p text:style-name="P42">À partir d’un ens SE de DF élémentaires initial, l’ens des DF élémentaires sont obtenues uniquement par transitivité.</text:p>
      <text:p text:style-name="P42"/>
      <text:p text:style-name="P42">Soit SE un ens de DF élémentaire, une DF élémentaire est dite redondante si elle se déduit des autres par transitivité.</text:p>
      <text:p text:style-name="P42"/>
      <text:p text:style-name="P42">Dans S =<text:tab/>{A→B</text:p>
      <text:p text:style-name="P42"><text:tab/><text:tab/> <text:s/>A→C </text:p>
      <text:p text:style-name="P42"><text:soft-page-break/><text:tab/><text:tab/> <text:s/>B→C} </text:p>
      <text:p text:style-name="P42"><text:tab/><text:tab/>A→C est redondant !</text:p>
      <text:p text:style-name="P42"/>
      <text:p text:style-name="P42">Éliminer les DF redondantes : ***</text:p>
      <text:p text:style-name="P42"/>
      <text:p text:style-name="P42"><text:tab/>La DF élémentaire </text:p>
      <text:p text:style-name="P42"><text:tab/><text:tab/>X→A sur l’ens. des DF S est elle redondante.</text:p>
      <text:p text:style-name="P24"><text:span text:style-name="T21"><text:tab/>On calcule X</text:span><text:span text:style-name="T9">+</text:span><text:span text:style-name="T21"> sur S\{X→A} </text:span></text:p>
      <text:p text:style-name="P24"><text:span text:style-name="T21"><text:tab/>Si on obtient encore A dans S</text:span><text:span text:style-name="T9">+</text:span><text:span text:style-name="T21"> alors X→A est redondante.</text:span></text:p>
      <text:p text:style-name="P51"/>
      <text:p text:style-name="P22"><text:span text:style-name="T31">Définition</text:span><text:span text:style-name="T21"> : </text:span></text:p>
      <text:p text:style-name="P43"><text:tab/>Une couverture irrédondante d’un ens. S de DF est un ens. noté Irr(S) de DF <text:tab/>élémentaire vérifiant : </text:p>
      <text:list xml:id="list3907471661" text:style-name="L2">
        <text:list-item>
          <text:p text:style-name="P59"><text:span text:style-name="T25">T</text:span><text:span text:style-name="T21">oute DF élémentaire dans S</text:span><text:span text:style-name="T9">+</text:span></text:p>
        </text:list-item>
        <text:list-item>
          <text:p text:style-name="P60">Aucune DF de Irr(S) n’est redondante<text:tab/><text:tab/></text:p>
        </text:list-item>
      </text:list>
      <text:p text:style-name="P43"/>
      <text:p text:style-name="P43">-------------------------------------------------------------------------------------------------------</text:p>
      <text:p text:style-name="P43">Construction de la couverture irrédondante : </text:p>
      <text:p text:style-name="P43"><text:tab/>Soit S un ens. de DF initial</text:p>
      <text:p text:style-name="P43"><text:tab/>Pour construire Irr(S) on simplifie cet ensemble : <text:s/></text:p>
      <text:p text:style-name="P25"><text:span text:style-name="T23"><text:tab/><text:tab/>∀</text:span><text:span text:style-name="T21">S X→Y de S</text:span></text:p>
      <text:p text:style-name="P25"><text:span text:style-name="T23"><text:tab/></text:span><text:span text:style-name="T21">R</text:span><text:span text:style-name="T37">1<text:tab/></text:span><text:span text:style-name="T21">rendre le membre droit de S atomique</text:span></text:p>
      <text:p text:style-name="P25"><text:span text:style-name="T23"><text:tab/></text:span><text:span text:style-name="T21">R</text:span><text:span text:style-name="T37">2</text:span><text:span text:style-name="T21"> </text:span><text:span text:style-name="T23"><text:tab/></text:span><text:span text:style-name="T21">rendre le membre gauche de S irréductible</text:span></text:p>
      <text:p text:style-name="P25"><text:span text:style-name="T21"><text:tab/>R</text:span><text:span text:style-name="T37">3</text:span><text:span text:style-name="T21"><text:tab/>éliminer les DF redondantes de l’ens. obtenu par R</text:span><text:span text:style-name="T37">1</text:span><text:span text:style-name="T21"> R</text:span><text:span text:style-name="T37">2</text:span></text:p>
      <text:p text:style-name="P43"/>
      <text:p text:style-name="P25"><text:span text:style-name="T21">Pour R</text:span><text:span text:style-name="T37">1</text:span><text:span text:style-name="T21"> : on applique la décomposition.</text:span></text:p>
      <text:p text:style-name="P43"/>
      <text:p text:style-name="P25"><text:span text:style-name="T21">Pour R</text:span><text:span text:style-name="T37">2 </text:span><text:span text:style-name="T21"><text:s/>: on ne considère les membres gauche de X ayant plus qu’un attribut. On applique l’algo de saturation sur X \ {</text:span><text:span text:style-name="T32">un att qui compose X</text:span><text:span text:style-name="T21">} Si on retrouve le membre droit de S, alors le membre gauche n’était pas irréductible.</text:span></text:p>
      <text:p text:style-name="P43"/>
      <text:p text:style-name="P25"><text:span text:style-name="T21">Pour R</text:span><text:span text:style-name="T37">3</text:span><text:span text:style-name="T21"> : On applique *** </text:span><text:span text:style-name="T26">(Éliminer les DF redondantes) ou par observation directe.</text:span></text:p>
      <text:p text:style-name="P44">-------------------------------------------------------------------------------------------------------</text:p>
      <text:p text:style-name="P44"/>
      <text:p text:style-name="P45">Soit R(ABCD) avec S ={A→BC</text:p>
      <text:p text:style-name="P45"><text:tab/><text:tab/><text:tab/><text:tab/>B→C</text:p>
      <text:p text:style-name="P45"><text:tab/><text:tab/><text:tab/><text:tab/>A→B</text:p>
      <text:p text:style-name="P45"><text:tab/><text:tab/><text:tab/><text:tab/>AB→C</text:p>
      <text:p text:style-name="P45"><text:tab/><text:tab/><text:tab/><text:tab/>AC→D} </text:p>
      <text:p text:style-name="P26"><text:span text:style-name="T30">R</text:span><text:span text:style-name="T40">1</text:span><text:span text:style-name="T21"> </text:span></text:p>
      <text:p text:style-name="P45">A→BC donne A→B et A→C</text:p>
      <text:p text:style-name="P26"><text:span text:style-name="T21">S devient SR</text:span><text:span text:style-name="T37">1 </text:span><text:span text:style-name="T21">: <text:s/><text:tab/>{A→C</text:span></text:p>
      <text:p text:style-name="P45"><text:tab/><text:tab/> <text:s text:c="4"/><text:tab/> <text:s/>B→C</text:p>
      <text:p text:style-name="P45"><text:tab/><text:tab/> <text:s text:c="3"/><text:tab/> <text:s/>A→B</text:p>
      <text:p text:style-name="P45"><text:tab/><text:tab/> <text:s text:c="2"/><text:tab/> <text:s/>AB→C</text:p>
      <text:p text:style-name="P45"><text:soft-page-break/><text:tab/><text:tab/> <text:s text:c="2"/><text:tab/> <text:s/>AC→D} </text:p>
      <text:p text:style-name="P26"><text:span text:style-name="T30">R</text:span><text:span text:style-name="T40">2</text:span></text:p>
      <text:p text:style-name="P45">On regarde pour</text:p>
      <text:p text:style-name="P45"><text:tab/></text:p>
      <table:table table:name="Tableau1" table:style-name="Tableau1">
        <table:table-column table:style-name="Tableau1.A" table:number-columns-repeated="3"/>
        <table:table-row>
          <table:table-cell table:style-name="Tableau1.A1" table:number-rows-spanned="2" office:value-type="string">
            <text:p text:style-name="P54">Irréductibles ?</text:p>
          </table:table-cell>
          <table:table-cell table:style-name="Tableau1.A1" office:value-type="string">
            <text:p text:style-name="P54">AB→C</text:p>
          </table:table-cell>
          <table:table-cell table:style-name="Tableau1.C1" office:value-type="string">
            <text:p text:style-name="P54">AC→D </text:p>
          </table:table-cell>
        </table:table-row>
        <table:table-row>
          <table:covered-table-cell/>
          <table:table-cell table:style-name="Tableau1.B2" office:value-type="string">
            <text:p text:style-name="P53">{AB \ {A}}<text:span text:style-name="T5">+</text:span></text:p>
            <text:p text:style-name="P53"><text:span text:style-name="T11">Sur </text:span><text:span text:style-name="T35">SR</text:span><text:span text:style-name="T42">1</text:span><text:span text:style-name="T11"> on retrouve C ⇒ AB n’est pas irréductible (A peut être retiré de AB)</text:span></text:p>
            <text:p text:style-name="P55"/>
            <text:p text:style-name="P53"><text:span text:style-name="T11">{AB \ {B}}</text:span><text:span text:style-name="T5">+</text:span><text:span text:style-name="T11"> </text:span></text:p>
            <text:p text:style-name="P53"><text:span text:style-name="T11">Sur RS</text:span><text:span text:style-name="T42">1</text:span><text:span text:style-name="T11"> on retrouve C ⇒ AB n’et pas irréductible (B peut être retirer de AB)</text:span></text:p>
          </table:table-cell>
          <table:table-cell table:style-name="Tableau1.C2" office:value-type="string">
            <text:p text:style-name="P53">{AC \ {A}}<text:span text:style-name="T5">+</text:span></text:p>
            <text:p text:style-name="P53"><text:span text:style-name="T11">Sur SR</text:span><text:span text:style-name="T42">1</text:span><text:span text:style-name="T11"> = {C} =&gt; A ne peut pas être retiré.</text:span></text:p>
            <text:p text:style-name="P55"/>
            <text:p text:style-name="P53"><text:span text:style-name="T11">{AC \ {C}}</text:span><text:span text:style-name="T5">+</text:span></text:p>
            <text:p text:style-name="P53"><text:span text:style-name="T11">Sur RS</text:span><text:span text:style-name="T42">1</text:span><text:span text:style-name="T11"> = {ABCD} ⇒ C peut être retiré</text:span></text:p>
          </table:table-cell>
        </table:table-row>
      </table:table>
      <text:p text:style-name="P45"/>
      <text:p text:style-name="P28"><text:span text:style-name="T3">R</text:span><text:span text:style-name="T41">3 </text:span></text:p>
      <text:p text:style-name="P27"><text:span text:style-name="T3">A→B<text:tab/><text:tab/>A</text:span><text:span text:style-name="T10">+</text:span><text:span text:style-name="T3"> sur SR</text:span><text:span text:style-name="T41">2</text:span><text:span text:style-name="T3"> \ {A→B}</text:span></text:p>
      <text:p text:style-name="P45"><text:tab/><text:tab/><text:tab/><text:tab/>non redondante</text:p>
      <text:p text:style-name="P27"><text:span text:style-name="T3">A→C<text:tab/><text:tab/>A</text:span><text:span text:style-name="T10">+</text:span><text:span text:style-name="T3"> sur SR</text:span><text:span text:style-name="T41">2</text:span><text:span text:style-name="T3"> \ {A→C}</text:span></text:p>
      <text:p text:style-name="P45"><text:tab/><text:tab/><text:tab/><text:tab/>redondante</text:p>
      <text:p text:style-name="P45">A→D et B→C sont non redondants</text:p>
      <text:p text:style-name="P45"/>
      <text:p text:style-name="P45">Résultat : </text:p>
      <text:p text:style-name="P45"><text:tab/>Irr(S) = <text:s/>{A→B</text:p>
      <text:p text:style-name="P45"><text:tab/><text:tab/> <text:s text:c="5"/>B→C</text:p>
      <text:p text:style-name="P45"><text:tab/><text:tab/> <text:s text:c="5"/>A→D} </text:p>
      <text:p text:style-name="P45"/>
      <text:p text:style-name="P27"><text:span text:style-name="T3">Décomposition </text:span><text:span text:style-name="T4">sans perte d’information</text:span></text:p>
      <text:p text:style-name="P46"/>
      <text:p text:style-name="P19"><text:span text:style-name="T27">Soit R une relation, la décomposition de R = R</text:span><text:span text:style-name="T39">1</text:span><text:span text:style-name="T27"> </text:span><text:bookmark text:name="firstHeading"/><text:span text:style-name="T27">⋈ R</text:span><text:span text:style-name="T39">2</text:span><text:span text:style-name="T27"> ⋈… </text:span><text:bookmark text:name="firstHeading2"/><text:span text:style-name="T27">⋈ R</text:span><text:span text:style-name="T39">n </text:span><text:span text:style-name="T27">est une décomposition sans perte</text:span></text:p>
      <text:p text:style-name="P47"/>
      <text:p text:style-name="P50">Théorème</text:p>
      <text:p text:style-name="P21"><text:span text:style-name="T21"><text:tab/>Toute relation R(A</text:span><text:span text:style-name="T37">1</text:span><text:span text:style-name="T21"> , … , A</text:span><text:span text:style-name="T37">n</text:span><text:span text:style-name="T21">) est décomposable sans perte en R</text:span><text:span text:style-name="T37">1</text:span><text:span text:style-name="T21">, R</text:span><text:span text:style-name="T37">2</text:span><text:span text:style-name="T21"> s’il existe <text:tab/>une DF X→Y</text:span></text:p>
      <text:p text:style-name="P47"><text:tab/>et</text:p>
      <text:p text:style-name="P21"><text:span text:style-name="T21"><text:tab/>R</text:span><text:span text:style-name="T37">1</text:span><text:span text:style-name="T21"> = π</text:span><text:span text:style-name="T37">xy</text:span><text:span text:style-name="T21"> (R)</text:span></text:p>
      <text:p text:style-name="P19"><text:span text:style-name="T27"><text:tab/>R</text:span><text:span text:style-name="T39">2</text:span><text:span text:style-name="T27"> = π</text:span><text:span text:style-name="T39">Δ \ Y</text:span><text:span text:style-name="T27"> (R)<text:tab/><text:tab/>(Δ = A</text:span><text:span text:style-name="T39">1</text:span><text:span text:style-name="T27"> … A</text:span><text:span text:style-name="T39">n</text:span><text:span text:style-name="T27">)</text:span></text:p>
      <text:p text:style-name="P47"/>
      <text:p text:style-name="P47">Première forme normale</text:p>
      <text:p text:style-name="P50">Définition</text:p>
      <text:p text:style-name="P47"><text:tab/>Une relation est en 1NF si chaque attribut qui la compose contient une valeur <text:tab/>atomique <text:span text:style-name="T45">(l’attribut contient une seule valeur)</text:span></text:p>
      <text:p text:style-name="P47"/>
      <text:p text:style-name="P47"/>
      <text:p text:style-name="P47"><text:soft-page-break/>Deuxième forme normale</text:p>
      <text:p text:style-name="P47"><text:tab/>Une relation R est 2NF ssi :</text:p>
      <text:list xml:id="list2745306216" text:style-name="L3">
        <text:list-item>
          <text:p text:style-name="P61">R est 1NF</text:p>
        </text:list-item>
        <text:list-item>
          <text:p text:style-name="P61">tout attribut n’appartenant pas à une clé ne dépend pas d’une partie de cette clé</text:p>
        </text:list-item>
      </text:list>
      <text:p text:style-name="P48"><draw:frame text:anchor-type="paragraph" draw:z-index="1" draw:name="Forme1" draw:style-name="gr1" draw:text-style-name="P63" svg:width="3.211cm" svg:height="4.41cm" svg:x="9.647cm" svg:y="0.529cm"><draw:text-box><text:p/><text:p><text:s/>Si F = <text:tab/>AB→C</text:p><text:p><text:tab/>C→D</text:p><text:p/><text:p><text:s/>2NF</text:p></draw:text-box></draw:frame>Clé composée d’un attribut unique : forcément en 2NF</text:p>
      <text:p text:style-name="P49"><draw:frame text:anchor-type="paragraph" draw:z-index="0" draw:name="Forme1" draw:style-name="gr1" draw:text-style-name="P63" svg:width="3.211cm" svg:height="4.41cm" svg:x="5.66cm" svg:y="0.032cm"><draw:text-box><text:p/><text:p><text:s/>Si F = <text:tab/>AB→C</text:p><text:p><text:tab/>A→D</text:p><text:p/><text:p><text:s/>Pas 2 NF</text:p></draw:text-box></draw:frame>///////////////////////////////////</text:p>
      <text:p text:style-name="P49">Exemple : </text:p>
      <text:p text:style-name="P49">Si R = ABCD;</text:p>
      <text:p text:style-name="P49">F = A→ C</text:p>
      <text:p text:style-name="P49"><text:s text:c="6"/>B→D </text:p>
      <text:p text:style-name="P49">Clé = AB.</text:p>
      <text:p text:style-name="P49">Celle ci n’est pas 2NF</text:p>
      <text:p text:style-name="P49">/////////////////////////////////////</text:p>
      <text:p text:style-name="P21"><text:span text:style-name="T21"><text:tab/>R(</text:span><text:span text:style-name="T31">AB</text:span><text:span text:style-name="T21">CDE)</text:span></text:p>
      <text:p text:style-name="P47"><text:tab/>{AB→CDE</text:p>
      <text:p text:style-name="P47"><text:tab/> <text:s/>B→C<text:tab/>}</text:p>
      <text:p text:style-name="P47"/>
      <text:p text:style-name="P21"><text:span text:style-name="T21"><text:tab/>R</text:span><text:span text:style-name="T37">ABCDE</text:span><text:span text:style-name="T21"> se décompose en<text:tab/>R</text:span><text:span text:style-name="T37">1</text:span><text:span text:style-name="T21">(</text:span><text:span text:style-name="T31">AB</text:span><text:span text:style-name="T21">DE)</text:span></text:p>
      <text:p text:style-name="P21"><text:span text:style-name="T21"><text:tab/><text:tab/><text:tab/><text:tab/><text:tab/>R</text:span><text:span text:style-name="T37">2</text:span><text:span text:style-name="T21">(</text:span><text:span text:style-name="T31">B</text:span><text:span text:style-name="T21">C)</text:span></text:p>
      <text:p text:style-name="P47"/>
      <text:p text:style-name="P47">Troisième forme normale</text:p>
      <text:p text:style-name="P47"><text:tab/>Une relation est 3NF ssi</text:p>
      <text:list xml:id="list1499378486" text:style-name="L4">
        <text:list-item>
          <text:p text:style-name="P62">elle est 2NF</text:p>
        </text:list-item>
        <text:list-item>
          <text:p text:style-name="P62">tout attribut non clé qui la compose ne dépend pas d’un autre attribut non clé</text:p>
        </text:list-item>
      </text:list>
      <text:p text:style-name="P47"/>
      <text:p text:style-name="P21"><text:span text:style-name="T21">R(</text:span><text:span text:style-name="T31">AB</text:span><text:span text:style-name="T21">CDE)</text:span></text:p>
      <text:p text:style-name="P47"><text:tab/>{AB→CDE</text:p>
      <text:p text:style-name="P47"><text:tab/> <text:s/>B→C<text:tab/>}</text:p>
      <text:p text:style-name="P47"/>
      <text:p text:style-name="P21"><text:span text:style-name="T21"><text:tab/>R</text:span><text:span text:style-name="T37">ABCDE</text:span><text:span text:style-name="T21"> se décompose en<text:tab/>R</text:span><text:span text:style-name="T37">1</text:span><text:span text:style-name="T21">(</text:span><text:span text:style-name="T31">AB</text:span><text:span text:style-name="T21">CD)</text:span></text:p>
      <text:p text:style-name="P21"><text:span text:style-name="T21"><text:tab/><text:tab/><text:tab/><text:tab/><text:tab/>R</text:span><text:span text:style-name="T37">2</text:span><text:span text:style-name="T21">(</text:span><text:span text:style-name="T31">D</text:span><text:span text:style-name="T21">E)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2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3:37:49.042661000</meta:creation-date>
    <dc:date>2018-11-28T11:39:59.763876347</dc:date>
    <meta:editing-duration>PT2H17M14S</meta:editing-duration>
    <meta:editing-cycles>17</meta:editing-cycles>
    <meta:generator>LibreOffice/6.0.6.2$Linux_X86_64 LibreOffice_project/00m0$Build-2</meta:generator>
    <meta:document-statistic meta:table-count="1" meta:image-count="0" meta:object-count="0" meta:page-count="7" meta:paragraph-count="222" meta:word-count="1313" meta:character-count="7397" meta:non-whitespace-character-count="5934"/>
  </office:meta>
</office:document-meta>
</file>